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14.487cm"/>
    </style:style>
    <style:style style:name="co5" style:family="table-column">
      <style:table-column-properties fo:break-before="auto" style:column-width="5.6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8cm" fo:break-before="auto" style:use-optimal-row-height="true"/>
    </style:style>
    <style:style style:name="ro4" style:family="table-row">
      <style:table-row-properties style:row-height="1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ffffff" fo:border="0.002cm solid #000000" fo:padding="0.136cm"/>
      <style:text-properties fo:color="#000000"/>
    </style:style>
    <style:style style:name="ce2" style:family="table-cell" style:parent-style-name="Default" style:data-style-name="N38">
      <style:table-cell-properties fo:background-color="#ffffff" fo:wrap-option="wrap" fo:border="0.002cm solid #000000" fo:padding="0.136cm" style:rotation-align="none" style:vertical-align="top"/>
      <style:text-properties fo:color="#000000"/>
    </style:style>
    <style:style style:name="ce3" style:family="table-cell" style:parent-style-name="Default">
      <style:table-cell-properties fo:padding="0.136cm"/>
    </style:style>
    <style:style style:name="ce4" style:family="table-cell" style:parent-style-name="Default">
      <style:table-cell-properties fo:background-color="#ffffff" fo:wrap-option="wrap" fo:border="0.002cm solid #000000" fo:padding="0.136cm" style:rotation-align="none" style:vertical-align="top"/>
      <style:text-properties fo:color="#000000"/>
    </style:style>
    <style:style style:name="ce5" style:family="table-cell" style:parent-style-name="Default">
      <style:table-cell-properties fo:background-color="#ffffff" fo:wrap-option="wrap" fo:border="0.002cm solid #000000" fo:padding="0.136cm" style:rotation-align="none" style:vertical-align="top"/>
      <style:text-properties fo:color="#000000" style:font-name="Arial" style:font-name-asian="DejaVu Sans" style:font-name-complex="DejaVu Sans"/>
    </style:style>
    <style:style style:name="ce6" style:family="table-cell" style:parent-style-name="Default">
      <style:table-cell-properties fo:background-color="#ffffff" fo:border="0.002cm solid #000000" fo:padding="0.136cm" style:vertical-align="top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4" table:number-columns-repeated="1020" table:default-cell-style-name="ce3"/>
        <table:table-row table:style-name="ro2">
          <table:table-cell table:style-name="ce1" office:value-type="string">
            <text:p>Week commencing</text:p>
          </table:table-cell>
          <table:table-cell table:style-name="ce1" office:value-type="string">
            <text:p>Pla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office:value-type="date" office:date-value="2012-10-29">
            <text:p>29 October 2012</text:p>
          </table:table-cell>
          <table:table-cell table:style-name="ce4" office:value-type="string">
            <text:p>Research mapping system, basic implementatio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2] + 7" office:value-type="date" office:date-value="2012-11-05">
            <text:p>05 November 2012</text:p>
          </table:table-cell>
          <table:table-cell table:style-name="ce4" office:value-type="string">
            <text:p>Build location class … automated GPS and network location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3] + 7" office:value-type="date" office:date-value="2012-11-12">
            <text:p>12 November 2012</text:p>
          </table:table-cell>
          <table:table-cell table:style-name="ce4" office:value-type="string">
            <text:p>Read about PUSH/PULL communications as well as security concerns and other related topics.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4] + 7" office:value-type="date" office:date-value="2012-11-19">
            <text:p>19 November 2012</text:p>
          </table:table-cell>
          <table:table-cell table:style-name="ce4" office:value-type="string">
            <text:p>Continued reading about android implementations of PUSH/PULL, quick implementation of both with conclusion on which to use.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5] + 7" office:value-type="date" office:date-value="2012-11-26">
            <text:p>26 November 2012</text:p>
          </table:table-cell>
          <table:table-cell table:style-name="ce5" office:value-type="string">
            <text:p>Server technology selection and implementation of basic service. Receive users location data and return any other users data within an area. User authentication of some sort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6] + 7" office:value-type="date" office:date-value="2012-12-03">
            <text:p>03 December 2012</text:p>
          </table:table-cell>
          <table:table-cell table:style-name="ce4" office:value-type="string">
            <text:p>Final Android implementation of chosen technology. Built alongside server development 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7] + 7" office:value-type="date" office:date-value="2012-12-10">
            <text:p>10 December 2012</text:p>
          </table:table-cell>
          <table:table-cell table:style-name="ce4" office:value-type="string">
            <text:p>Gather a handful of testers and spread out. Tweaking and bug fixes.</text:p>
          </table:table-cell>
          <table:table-cell table:style-name="ce6" office:value-type="string">
            <text:p>Term finishes 15<text:span text:style-name="T1">th</text:span></text:p>
          </table:table-cell>
          <table:table-cell table:number-columns-repeated="1020"/>
        </table:table-row>
        <table:table-row table:style-name="ro4">
          <table:table-cell table:style-name="ce2" table:formula="of:=[.A8] + 7" office:value-type="date" office:date-value="2012-12-17">
            <text:p>17 December 2012</text:p>
          </table:table-cell>
          <table:table-cell table:style-name="ce4" office:value-type="string">
            <text:p>Re-factoring of all code and any fixes or small trivial additions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9] + 7" office:value-type="date" office:date-value="2012-12-24">
            <text:p>24 December 2012</text:p>
          </table:table-cell>
          <table:table-cell table:style-name="ce4" office:value-type="string">
            <text:p>//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10] + 7" office:value-type="date" office:date-value="2012-12-31">
            <text:p>31 December 2012</text:p>
          </table:table-cell>
          <table:table-cell table:style-name="ce4" office:value-type="string">
            <text:p>//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2" table:formula="of:=[.A11] + 7" office:value-type="date" office:date-value="2013-01-07">
            <text:p>07 January 2013</text:p>
          </table:table-cell>
          <table:table-cell table:style-name="ce4" office:value-type="string">
            <text:p>Decisions on how to track and move units. Implementation of structures and units.</text:p>
          </table:table-cell>
          <table:table-cell table:style-name="ce6" office:value-type="string">
            <text:p>Term starts 7<text:span text:style-name="T1">th</text:span></text:p>
            <text:p>Revision week</text:p>
          </table:table-cell>
          <table:table-cell table:number-columns-repeated="1020"/>
        </table:table-row>
        <table:table-row table:style-name="ro4">
          <table:table-cell table:style-name="ce2" table:formula="of:=[.A12] + 7" office:value-type="date" office:date-value="2013-01-14">
            <text:p>14 January 2013</text:p>
          </table:table-cell>
          <table:table-cell table:style-name="ce4"/>
          <table:table-cell table:style-name="ce6"/>
          <table:table-cell table:number-columns-repeated="1020"/>
        </table:table-row>
        <table:table-row table:style-name="ro2">
          <table:table-cell table:style-name="ce1" table:number-columns-repeated="3"/>
          <table:table-cell table:number-columns-repeated="1020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7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bby Rabbit</meta:initial-creator>
    <meta:creation-date>2012-10-26T16:04:12</meta:creation-date>
    <dc:date>2012-10-26T17:58:12</dc:date>
    <dc:creator>Flabby Rabbit</dc:creator>
    <meta:editing-duration>PT01H17M11S</meta:editing-duration>
    <meta:editing-cycles>3</meta:editing-cycles>
    <meta:generator>OpenOffice.org/3.2$Unix OpenOffice.org_project/320m12$Build-9483</meta:generator>
    <meta:document-statistic meta:table-count="3" meta:cell-count="27" meta:object-count="0"/>
  </office:meta>
</office:document-meta>
</file>